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36cm" fo:margin-left="-0.208cm" table:align="left" style:writing-mode="lr-tb"/>
    </style:style>
    <style:style style:name="Tabla1.A" style:family="table-column">
      <style:table-column-properties style:column-width="4.916cm"/>
    </style:style>
    <style:style style:name="Tabla1.B" style:family="table-column">
      <style:table-column-properties style:column-width="2.716cm"/>
    </style:style>
    <style:style style:name="Tabla1.C" style:family="table-column">
      <style:table-column-properties style:column-width="4.925cm"/>
    </style:style>
    <style:style style:name="Tabla1.D" style:family="table-column">
      <style:table-column-properties style:column-width="2.80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color="#0000ff" loext:opacity="100%"/>
    </style:style>
    <style:style style:name="P2" style:family="paragraph" style:parent-style-name="Standard">
      <style:paragraph-properties fo:text-align="center" style:justify-single-word="false"/>
      <style:text-properties fo:color="#0000ff" loext:opacity="100%" fo:font-weight="bold" style:font-weight-asian="bold"/>
    </style:style>
    <style:style style:name="P3" style:family="paragraph" style:parent-style-name="Standard">
      <style:text-properties fo:color="#0000ff" loext:opacity="100%" fo:language="pt" fo:country="BR"/>
    </style:style>
    <style:style style:name="P4" style:family="paragraph" style:parent-style-name="Standard">
      <style:text-properties fo:color="#ff0000" loext:opacity="100%"/>
    </style:style>
    <style:style style:name="P5" style:family="paragraph" style:parent-style-name="Standard">
      <style:paragraph-properties fo:text-align="center" style:justify-single-word="false"/>
      <style:text-properties fo:color="#ff0000" loext:opacity="100%" fo:font-weight="bold" style:font-weight-asian="bold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 style:snap-to-layout-grid="false"/>
      <style:text-properties fo:language="pt" fo:country="BR"/>
    </style:style>
    <style:style style:name="P8" style:family="paragraph" style:parent-style-name="Standard">
      <style:paragraph-properties fo:text-align="end" style:justify-single-word="false"/>
      <style:text-properties fo:language="pt" fo:country="BR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text-properties fo:color="#339966" loext:opacity="100%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ce181e" loext:opacity="100%"/>
    </style:style>
    <style:style style:name="P15" style:family="paragraph" style:parent-style-name="Standard">
      <style:paragraph-properties fo:text-align="start" style:justify-single-word="false"/>
      <style:text-properties fo:color="#ce181e" loext:opacity="100%"/>
    </style:style>
    <style:style style:name="P1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1ff2f7" officeooo:paragraph-rsid="001ff2f7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1pt" fo:font-weight="bold" officeooo:rsid="001ff2f7" officeooo:paragraph-rsid="001ff2f7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21ee2a" officeooo:paragraph-rsid="0021ee2a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24a673" officeooo:paragraph-rsid="002380e7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24a673" officeooo:paragraph-rsid="0024a673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text-properties fo:font-size="11pt" officeooo:rsid="0021ee2a" officeooo:paragraph-rsid="0021ee2a" style:font-size-asian="11pt" style:font-size-complex="11pt"/>
    </style:style>
    <style:style style:name="P24" style:family="paragraph" style:parent-style-name="Standard">
      <style:text-properties fo:font-size="11pt" officeooo:rsid="00226db8" officeooo:paragraph-rsid="00226db8" style:font-size-asian="11pt" style:font-size-complex="11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officeooo:rsid="002380e7" officeooo:paragraph-rsid="002380e7" style:font-size-asian="11pt" style:font-size-complex="11pt"/>
    </style:style>
    <style:style style:name="P26" style:family="paragraph" style:parent-style-name="Standard">
      <style:text-properties fo:font-size="11pt" officeooo:paragraph-rsid="0024a673" style:font-size-asian="11pt" style:font-size-complex="11pt"/>
    </style:style>
    <style:style style:name="P27" style:family="paragraph" style:parent-style-name="Standard">
      <style:text-properties fo:font-size="11pt" officeooo:rsid="0024a673" officeooo:paragraph-rsid="0024a673" style:font-size-asian="11pt" style:font-size-complex="11pt"/>
    </style:style>
    <style:style style:name="P28" style:family="paragraph" style:parent-style-name="Standard">
      <style:text-properties fo:font-size="11pt" officeooo:rsid="002731a4" officeooo:paragraph-rsid="002a37a5" style:font-size-asian="11pt" style:font-size-complex="11pt"/>
    </style:style>
    <style:style style:name="P29" style:family="paragraph" style:parent-style-name="Standard">
      <style:paragraph-properties fo:text-align="end" style:justify-single-word="false"/>
      <style:text-properties officeooo:rsid="001e755a" officeooo:paragraph-rsid="001e755a"/>
    </style:style>
    <style:style style:name="P30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2pt" fo:language="es" fo:country="ES" officeooo:rsid="001ff2f7" officeooo:paragraph-rsid="001ff2f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31" style:family="paragraph" style:parent-style-name="Standard">
      <style:text-properties officeooo:paragraph-rsid="0021ee2a"/>
    </style:style>
    <style:style style:name="P32" style:family="paragraph" style:parent-style-name="Standard">
      <style:text-properties officeooo:paragraph-rsid="00226db8"/>
    </style:style>
    <style:style style:name="P33" style:family="paragraph" style:parent-style-name="Standard">
      <style:text-properties officeooo:paragraph-rsid="002380e7"/>
    </style:style>
    <style:style style:name="P34" style:family="paragraph" style:parent-style-name="Standard">
      <style:text-properties officeooo:paragraph-rsid="0024a673"/>
    </style:style>
    <style:style style:name="P35" style:family="paragraph" style:parent-style-name="Standard">
      <style:text-properties fo:font-size="9pt" fo:font-weight="bold" officeooo:paragraph-rsid="0021ee2a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024a673" officeooo:paragraph-rsid="0024a673" style:font-size-asian="9pt" style:font-weight-asian="bold" style:font-size-complex="9pt" style:font-weight-complex="bold"/>
    </style:style>
    <style:style style:name="P37" style:family="paragraph" style:parent-style-name="Standard">
      <style:paragraph-properties fo:margin-left="0cm" fo:margin-right="0cm" fo:text-indent="1.249cm" style:auto-text-indent="false"/>
      <style:text-properties fo:font-size="9pt" fo:font-weight="bold" officeooo:paragraph-rsid="0021ee2a" style:font-size-asian="9pt" style:font-weight-asian="bold" style:font-size-complex="9pt"/>
    </style:style>
    <style:style style:name="P38" style:family="paragraph" style:parent-style-name="Standard">
      <style:paragraph-properties fo:margin-left="0cm" fo:margin-right="0cm" fo:text-indent="1.249cm" style:auto-text-indent="false"/>
      <style:text-properties fo:font-size="9pt" fo:font-weight="bold" officeooo:paragraph-rsid="00226db8" style:font-size-asian="9pt" style:font-weight-asian="bold" style:font-size-complex="9pt"/>
    </style:style>
    <style:style style:name="P39" style:family="paragraph" style:parent-style-name="Standard">
      <style:paragraph-properties fo:margin-left="0cm" fo:margin-right="0cm" fo:text-indent="1.249cm" style:auto-text-indent="false"/>
      <style:text-properties fo:font-size="9pt" fo:font-weight="bold" officeooo:paragraph-rsid="002380e7" style:font-size-asian="9pt" style:font-weight-asian="bold" style:font-size-complex="9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9pt" fo:font-weight="bold" officeooo:paragraph-rsid="002380e7" style:font-size-asian="9pt" style:font-weight-asian="bold" style:font-size-complex="9pt"/>
    </style:style>
    <style:style style:name="P4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cm" fo:background-color="#ffffff"/>
      <style:text-properties officeooo:paragraph-rsid="002731a4"/>
    </style:style>
    <style:style style:name="P42" style:family="paragraph" style:parent-style-name="Normal_20__28_Web_29_">
      <loext:graphic-properties draw:fill="solid" draw:fill-color="#ffffff"/>
      <style:paragraph-properties fo:margin-top="0cm" fo:margin-bottom="0cm" style:contextual-spacing="false" style:line-height-at-least="0cm" fo:background-color="#ffffff"/>
      <style:text-properties fo:color="#000000" loext:opacity="100%" fo:font-size="9pt" fo:font-weight="bold" officeooo:paragraph-rsid="002731a4" style:font-size-asian="9pt" style:font-weight-asian="bold" style:font-size-complex="9pt"/>
    </style:style>
    <style:style style:name="P43" style:family="paragraph" style:parent-style-name="Standard" style:master-page-name="Standard">
      <style:paragraph-properties style:page-number="auto"/>
    </style:style>
    <style:style style:name="P44" style:family="paragraph" style:parent-style-name="Standard" style:list-style-name="WW8Num1">
      <style:text-properties fo:font-size="11pt" style:font-size-asian="11pt" style:font-size-complex="11pt"/>
    </style:style>
    <style:style style:name="P45" style:family="paragraph" style:parent-style-name="Standard" style:list-style-name="WW8Num1">
      <style:text-properties fo:font-size="11pt" officeooo:paragraph-rsid="00266aab" style:font-size-asian="11pt" style:font-size-complex="11pt"/>
    </style:style>
    <style:style style:name="P46" style:family="paragraph" style:parent-style-name="Standard" style:list-style-name="WW8Num1">
      <style:text-properties fo:font-size="11pt" officeooo:rsid="00273a95" officeooo:paragraph-rsid="00273a95" style:font-size-asian="11pt" style:font-size-complex="11pt"/>
    </style:style>
    <style:style style:name="P47" style:family="paragraph" style:parent-style-name="Standard">
      <style:text-properties fo:font-size="11pt" style:font-size-asian="11pt" style:font-size-complex="11pt"/>
    </style:style>
    <style:style style:name="P48" style:family="paragraph" style:parent-style-name="Standard">
      <style:text-properties fo:font-size="11pt" officeooo:rsid="002b59ed" officeooo:paragraph-rsid="002b59ed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fo:font-size="11pt" officeooo:rsid="002b59ed" officeooo:paragraph-rsid="002b59ed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2f7" style:font-weight-asian="bold" style:font-weight-complex="bold"/>
    </style:style>
    <style:style style:name="T4" style:family="text">
      <style:text-properties fo:font-weight="bold" officeooo:rsid="0021ee2a" style:font-weight-asian="bold" style:font-weight-complex="bold"/>
    </style:style>
    <style:style style:name="T5" style:family="text">
      <style:text-properties fo:font-weight="bold" officeooo:rsid="0024a673" style:font-weight-asian="bold" style:font-weight-complex="bold"/>
    </style:style>
    <style:style style:name="T6" style:family="text">
      <style:text-properties fo:font-weight="bold" officeooo:rsid="00273a95" style:font-weight-asian="bold" style:font-weight-complex="bold"/>
    </style:style>
    <style:style style:name="T7" style:family="text">
      <style:text-properties fo:font-weight="bold" officeooo:rsid="002881a1" style:font-weight-asian="bold" style:font-weight-complex="bold"/>
    </style:style>
    <style:style style:name="T8" style:family="text">
      <style:text-properties fo:font-weight="bold" officeooo:rsid="002a37a5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officeooo:rsid="001ce3f0"/>
    </style:style>
    <style:style style:name="T12" style:family="text">
      <style:text-properties officeooo:rsid="001ff2f7"/>
    </style:style>
    <style:style style:name="T13" style:family="text">
      <style:text-properties officeooo:rsid="0021ee2a"/>
    </style:style>
    <style:style style:name="T14" style:family="text">
      <style:text-properties fo:font-size="9pt" fo:font-weight="bold" style:font-size-asian="9pt" style:font-weight-asian="bold" style:font-size-complex="9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fo:font-weight="bold" officeooo:rsid="0021ee2a" style:font-size-asian="9pt" style:font-weight-asian="bold" style:font-size-complex="9pt" style:font-weight-complex="bold"/>
    </style:style>
    <style:style style:name="T17" style:family="text">
      <style:text-properties fo:font-size="9pt" fo:font-weight="bold" style:font-size-asian="9pt" style:font-weight-asian="bold" style:font-size-complex="10pt" style:font-weight-complex="bold"/>
    </style:style>
    <style:style style:name="T1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0" style:family="text">
      <style:text-properties fo:font-size="9pt" fo:font-weight="normal" style:font-size-asian="9pt" style:font-weight-asian="normal" style:font-size-complex="9pt"/>
    </style:style>
    <style:style style:name="T21" style:family="text">
      <style:text-properties fo:color="#444444" loext:opacity="100%" fo:font-size="9pt" fo:font-weight="bold" style:font-size-asian="9pt" style:font-weight-asian="bold" style:font-size-complex="9pt"/>
    </style:style>
    <style:style style:name="T22" style:family="text">
      <style:text-properties fo:color="#000000" loext:opacity="100%" fo:font-size="9pt" fo:font-weight="bold" style:font-size-asian="9pt" style:font-weight-asian="bold" style:font-size-complex="9pt"/>
    </style:style>
    <style:style style:name="T23" style:family="text">
      <style:text-properties fo:color="#000000" loext:opacity="100%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4" style:family="text">
      <style:text-properties officeooo:rsid="00273a95"/>
    </style:style>
    <style:style style:name="T25" style:family="text">
      <style:text-properties officeooo:rsid="002881a1"/>
    </style:style>
    <style:style style:name="T26" style:family="text">
      <style:text-properties style:use-window-font-color="true" loext:opacity="0%" style:font-name="Times New Roman" fo:language="es" fo:country="ES" fo:font-weight="bold" officeooo:rsid="002881a1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7" style:family="text">
      <style:text-properties style:font-name="Times New Roman" fo:language="es" fo:country="ES" officeooo:rsid="002a37a5" style:font-name-asian="Times New Roman" style:language-asian="zh" style:country-asian="CN" style:font-name-complex="Times New Roman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Empresa e Iniciativa Emprendedora</text:p>
      <text:p text:style-name="Standard">Unidad 5. ¿Será rentable mi futuro negocio? <text:s/></text:p>
      <text:p text:style-name="Standard">Actividad <text:s/>núm. <text:span text:style-name="T11">1</text:span> de la <text:span text:style-name="T11">3</text:span>ª evaluación</text:p>
      <text:p text:style-name="Standard">Grupo: <text:span text:style-name="T12">2º DAM Adultos</text:span></text:p>
      <text:p text:style-name="Standard">Alumno: <text:span text:style-name="T12">Estefanía Penide Casanova</text:span></text:p>
      <text:p text:style-name="Standard">Fecha: <text:span text:style-name="T13">18/03/2022</text:span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P2">ACTIVO</text:p>
          </table:table-cell>
          <table:covered-table-cell/>
          <table:table-cell table:style-name="Tabla1.C1" table:number-columns-spanned="2" office:value-type="string">
            <text:p text:style-name="P5">PASIVO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1">A) No corriente</text:p>
            <text:p text:style-name="Standard">I. Inmovilizado material</text:p>
            <text:p text:style-name="Standard">220. Construcciones</text:p>
            <text:p text:style-name="P6">223. Maquinaria</text:p>
            <text:p text:style-name="P6">226. Mobiliário</text:p>
            <text:p text:style-name="P6">282. Amort.Ac.Inm.Mat.</text:p>
            <text:p text:style-name="P6"/>
            <text:p text:style-name="P3">B) Corriente</text:p>
            <text:p text:style-name="P6">II. Existencias</text:p>
            <text:p text:style-name="P6">300. Mercaderías</text:p>
            <text:p text:style-name="P6"/>
            <text:p text:style-name="P6">III. Deudores Comerciales a cobrar</text:p>
            <text:p text:style-name="P6">430. Clientes</text:p>
            <text:p text:style-name="P6">440. Deudores</text:p>
            <text:p text:style-name="P6"/>
            <text:p text:style-name="P6">VII. Efectivo y otros médios líquidos equivalentes</text:p>
            <text:p text:style-name="P6">570. Caja</text:p>
            <text:p text:style-name="P6">572. Bancos c/c.</text:p>
          </table:table-cell>
          <table:table-cell table:style-name="Tabla1.A1" office:value-type="string">
            <text:p text:style-name="P7"/>
            <text:p text:style-name="P6"/>
            <text:p text:style-name="P8">90.000,00</text:p>
            <text:p text:style-name="P8">12.500,00</text:p>
            <text:p text:style-name="P8"><text:s/>3.200,00</text:p>
            <text:p text:style-name="P8"><text:s/>-8456,00</text:p>
            <text:p text:style-name="P8"/>
            <text:p text:style-name="P8"/>
            <text:p text:style-name="P8">20.000,00</text:p>
            <text:p text:style-name="P8"/>
            <text:p text:style-name="P8"/>
            <text:p text:style-name="P8"/>
            <text:p text:style-name="P8"/>
            <text:p text:style-name="P8">5.100,00</text:p>
            <text:p text:style-name="P8">1.800,00</text:p>
            <text:p text:style-name="P8"/>
            <text:p text:style-name="P8"/>
            <text:p text:style-name="P8"/>
            <text:p text:style-name="P8"/>
            <text:p text:style-name="P8"><text:s text:c="3"/>900,00</text:p>
            <text:p text:style-name="P8">20.300,00</text:p>
          </table:table-cell>
          <table:table-cell table:style-name="Tabla1.A1" office:value-type="string">
            <text:p text:style-name="P11">A)Patrimonio Neto</text:p>
            <text:p text:style-name="Standard">A-1) Fondos Propios</text:p>
            <text:p text:style-name="Standard">100. Capital social</text:p>
            <text:p text:style-name="Standard">112. Reserva legal</text:p>
            <text:p text:style-name="Standard">129. <text:span text:style-name="T1">Resultados del ejercicio</text:span></text:p>
            <text:p text:style-name="P12"/>
            <text:p text:style-name="P4">B) No corriente</text:p>
            <text:p text:style-name="Standard">III. Deudas a largo plazo</text:p>
            <text:p text:style-name="Standard">171. Deudas a largo plazo</text:p>
            <text:p text:style-name="Standard"/>
            <text:p text:style-name="P4">C) Corriente</text:p>
            <text:p text:style-name="Standard">V. Acreedores comerciales y otras deudas a pagar</text:p>
            <text:p text:style-name="Standard"/>
            <text:p text:style-name="Standard">400. Proveedores</text:p>
            <text:p text:style-name="Standard">411. Acreedores </text:p>
            <text:p text:style-name="Standard">740. H.P. acreedora</text:p>
            <text:p text:style-name="Standard">4752. H.P. acreedora por</text:p>
            <text:p text:style-name="Standard">Impuesto de sociedades</text:p>
          </table:table-cell>
          <table:table-cell table:style-name="Tabla1.C1" office:value-type="string">
            <text:p text:style-name="P10"/>
            <text:p text:style-name="P9"/>
            <text:p text:style-name="P9">53.700,00</text:p>
            <text:p text:style-name="P9">10.000,00</text:p>
            <text:p text:style-name="P14"/>
            <text:p text:style-name="P15">????</text:p>
            <text:p text:style-name="P9"/>
            <text:p text:style-name="P9"/>
            <text:p text:style-name="P9"/>
            <text:p text:style-name="P29">23.000,00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7.200,00</text:p>
            <text:p text:style-name="P9">3.300,00</text:p>
            <text:p text:style-name="P9">6.300,00</text:p>
            <text:p text:style-name="P9"/>
            <text:p text:style-name="P9">12.553,20</text:p>
          </table:table-cell>
        </table:table-row>
        <table:table-row table:style-name="Tabla1.1">
          <table:table-cell table:style-name="Tabla1.A1" office:value-type="string">
            <text:p text:style-name="P12">TOTAL ACTIVO</text:p>
          </table:table-cell>
          <table:table-cell table:style-name="Tabla1.A1" office:value-type="string">
            <text:p text:style-name="P30">145.344,00</text:p>
          </table:table-cell>
          <table:table-cell table:style-name="Tabla1.A1" office:value-type="string">
            <text:p text:style-name="P12">TOTAL PASIVO</text:p>
          </table:table-cell>
          <table:table-cell table:style-name="Tabla1.C1" office:value-type="string">
            <text:p text:style-name="P18">116053,20+??</text:p>
          </table:table-cell>
        </table:table-row>
      </table:table>
      <text:p text:style-name="P16"/>
      <text:p text:style-name="P17">TOTAL ACTIVO = TOTAL PASIVO</text:p>
      <text:p text:style-name="P17"/>
      <text:p text:style-name="P17">145.344,00 = 116.053,20 + Resultado del ejercicio</text:p>
      <text:p text:style-name="P17"/>
      <text:p text:style-name="P17">Resultado del ejercicio =145.344,00-116.053,00=29.290,80 €</text:p>
      <text:p text:style-name="P17"/>
      <text:p text:style-name="P19">Activo no corriente=97.244,00 <text:span text:style-name="T24">€</text:span></text:p>
      <text:p text:style-name="P19">Activo corriente=48.100,00 <text:span text:style-name="T24">€</text:span></text:p>
      <text:p text:style-name="P19"/>
      <text:p text:style-name="P19">Pasivo no corriente=23.000,00 <text:span text:style-name="T24">€</text:span></text:p>
      <text:p text:style-name="P19">Pasivo corriente=29.353,20 <text:span text:style-name="T24">€</text:span></text:p>
      <text:p text:style-name="P19"/>
      <text:p text:style-name="P19">Patrimonio neto= 92.990,80 <text:span text:style-name="T24">€</text:span></text:p>
      <text:p text:style-name="P17"/>
      <text:p text:style-name="P16">Esta pregunta vale 8 puntos</text:p>
      <text:p text:style-name="Standard"><text:span text:style-name="T9">1) Analiza el anterior <text:s text:c="2"/>balance, para ello </text:span><text:span text:style-name="T10">calcula y comenta</text:span><text:span text:style-name="T9"> el resultado de los siguientes ratios:</text:span></text:p>
      <text:p text:style-name="P22"><text:s text:c="3"/></text:p>
      <text:list xml:id="list2619332167" text:style-name="WW8Num1">
        <text:list-item>
          <text:p text:style-name="P44">Solvencia</text:p>
        </text:list-item>
      </text:list>
      <text:p text:style-name="P22"/>
      <text:p text:style-name="P31"><text:span text:style-name="T15">Solvencia = <text:s/></text:span><text:span text:style-name="T19">Activo corriente + Activo no corriente</text:span><text:span text:style-name="T15"> <text:s text:c="4"/>&gt; </text:span><text:span text:style-name="T16">1,5</text:span></text:p>
      <text:p text:style-name="P35"><text:s text:c="22"/>Pasivo no corriente + Pasivo corriente</text:p>
      <text:p text:style-name="P23"/>
      <text:p text:style-name="P23">Solvencia=(<text:span text:style-name="T2">97.244,00+48.100,00)/(23.000,00+29.353,20)= 2,78</text:span></text:p>
      <text:p text:style-name="P23"/>
      <text:list xml:id="list191855348543891" text:continue-numbering="true" text:style-name="WW8Num1">
        <text:list-header>
          <text:p text:style-name="P44"/>
        </text:list-header>
        <text:list-item>
          <text:p text:style-name="P44"><text:soft-page-break/>Liquidez</text:p>
        </text:list-item>
      </text:list>
      <text:p text:style-name="P22"/>
      <text:p text:style-name="P22"/>
      <text:p text:style-name="P31"><text:span text:style-name="T15">Liquidez <text:s/>= </text:span><text:span text:style-name="T19">Activo corriente</text:span><text:span text:style-name="T15"> <text:s text:c="4"/></text:span><text:span text:style-name="T16">= &gt;2</text:span></text:p>
      <text:p text:style-name="P35"><text:s text:c="21"/>Pasivo corriente</text:p>
      <text:p text:style-name="P35"/>
      <text:p text:style-name="P23"><text:span text:style-name="T15">Liquidez = </text:span><text:span text:style-name="T2">48.100,00/29.353,20= 1,64</text:span></text:p>
      <text:p text:style-name="P19"/>
      <text:p text:style-name="P19"/>
      <text:list xml:id="list191854452315132" text:continue-numbering="true" text:style-name="WW8Num1">
        <text:list-item>
          <text:p text:style-name="P44">Independencia financiera</text:p>
        </text:list-item>
      </text:list>
      <text:p text:style-name="P22"/>
      <text:p text:style-name="P31"><text:span text:style-name="T14">Independencia financiera <text:s/>= <text:s/></text:span><text:span text:style-name="T18">Fondos propios </text:span><text:span text:style-name="T14"><text:s/>x 100 = <text:s/></text:span><text:span text:style-name="st1"><text:span text:style-name="T15">&gt; 50%</text:span></text:span></text:p>
      <text:p text:style-name="P37"><text:s text:c="40"/>Pasivo total</text:p>
      <text:p text:style-name="P22"/>
      <text:p text:style-name="P23">Independencia financiera= (<text:span text:style-name="T2">92.990,80/</text:span><text:span text:style-name="T3">145.344,00</text:span><text:span text:style-name="T2">)*100= 63,98%</text:span></text:p>
      <text:p text:style-name="P23"/>
      <text:list xml:id="list191855302636051" text:continue-numbering="true" text:style-name="WW8Num1">
        <text:list-item>
          <text:p text:style-name="P44">Endeudamiento total</text:p>
        </text:list-item>
      </text:list>
      <text:p text:style-name="P22"/>
      <text:p text:style-name="P32"><text:span text:style-name="T14">Endeudamiento total = </text:span><text:span text:style-name="T18">Pasivo exigible </text:span><text:span text:style-name="T14"><text:s text:c="2"/>x 100 = <text:s/></text:span><text:span text:style-name="st1"><text:span text:style-name="T17">&lt;</text:span></text:span><text:span text:style-name="st1"><text:span text:style-name="T15"> 50%</text:span></text:span></text:p>
      <text:p text:style-name="P38"><text:s text:c="28"/>Pasivo total</text:p>
      <text:p text:style-name="P22"/>
      <text:p text:style-name="P24">Endeudamiento total =[(<text:span text:style-name="T4">23.000,00</text:span><text:span text:style-name="T2">+</text:span><text:span text:style-name="T4">29.353,20</text:span>)/<text:span text:style-name="T3">145.344,00</text:span>]*<text:span text:style-name="T2">100= 36,02%</text:span></text:p>
      <text:p text:style-name="P24"/>
      <text:list xml:id="list191855483277398" text:continue-numbering="true" text:style-name="WW8Num1">
        <text:list-item>
          <text:p text:style-name="P44">Endeudamiento a corto plazo</text:p>
        </text:list-item>
      </text:list>
      <text:p text:style-name="P22"/>
      <text:p text:style-name="P33"><text:span text:style-name="T14">Endeudamiento a corto plazo = <text:s/></text:span><text:span text:style-name="T18">Pasivo corriente </text:span><text:span text:style-name="T14"><text:s text:c="2"/>x 100 = </text:span><text:span text:style-name="st1"><text:span text:style-name="T15">&lt; 25%</text:span></text:span></text:p>
      <text:p text:style-name="P39"><text:s text:c="45"/>Pasivo exigible</text:p>
      <text:p text:style-name="P40"/>
      <text:p text:style-name="P25"><text:span text:style-name="T14">Endeudamiento a corto plazo = [</text:span><text:span text:style-name="T4">29.353,20/</text:span><text:span text:style-name="T2">(</text:span><text:span text:style-name="T4">23.000,00</text:span><text:span text:style-name="T2">+</text:span><text:span text:style-name="T4">29.353,20</text:span><text:span text:style-name="T2">)]*100= </text:span><text:span text:style-name="T5">56,07 %</text:span></text:p>
      <text:p text:style-name="P20"/>
      <text:list xml:id="list191854378152962" text:continue-numbering="true" text:style-name="WW8Num1">
        <text:list-item>
          <text:p text:style-name="P44">Endeudamiento a largo plazo</text:p>
        </text:list-item>
      </text:list>
      <text:p text:style-name="P22"/>
      <text:p text:style-name="P34"><text:span text:style-name="T14">Endeudamiento a largo <text:s/>plazo = </text:span><text:span text:style-name="T18">Pasivo no corriente</text:span><text:span text:style-name="T14"> <text:s/>x 100 = </text:span><text:span text:style-name="st1"><text:span text:style-name="T15">&gt; 75%</text:span></text:span></text:p>
      <text:p text:style-name="P26"><text:span text:style-name="T21"><text:s text:c="60"/></text:span><text:span text:style-name="T15">Pasivo exigible</text:span></text:p>
      <text:p text:style-name="P36"/>
      <text:p text:style-name="P36"/>
      <text:p text:style-name="P27"><text:span text:style-name="T15">Endeudamiento a largo plazo = [</text:span><text:span text:style-name="T4">23.000,00/</text:span><text:span text:style-name="T2">(</text:span><text:span text:style-name="T4">23.000,00</text:span><text:span text:style-name="T2">+</text:span><text:span text:style-name="T4">29.353,20</text:span><text:span text:style-name="T2">)]*100= 43,93 %</text:span></text:p>
      <text:p text:style-name="P21"/>
      <text:list xml:id="list191854699882894" text:continue-numbering="true" text:style-name="WW8Num1">
        <text:list-item>
          <text:p text:style-name="P45">Fondo de maniobra</text:p>
          <text:p text:style-name="P45"><text:a xlink:type="simple" xlink:href="http://www.riesgoymorosidad.com/tag/fondo-de-maniobra/" text:style-name="Internet_20_link" text:visited-style-name="Visited_20_Internet_20_Link"><text:span text:style-name="Internet_20_link"><text:span text:style-name="T22">Fondo de Maniobra</text:span></text:span></text:a><text:span text:style-name="Strong_20_Emphasis"><text:span text:style-name="T20"> </text:span></text:span><text:span text:style-name="T14">= Activo Corriente – Pasivo Corriente</text:span></text:p>
          <text:p text:style-name="P46"><text:span text:style-name="T14">Fondo de Maniobra = </text:span><text:span text:style-name="T4">48.100,00 – 29.353,20 </text:span><text:span text:style-name="T2">= 18.746,80 €</text:span></text:p>
        </text:list-item>
      </text:list>
      <text:p text:style-name="P22"/>
      <text:list xml:id="list191856510950480" text:continue-numbering="true" text:style-name="WW8Num1">
        <text:list-item>
          <text:p text:style-name="P44">Rentabilidad financiera</text:p>
        </text:list-item>
      </text:list>
      <text:p text:style-name="P22"/>
      <text:p text:style-name="P41"><text:span text:style-name="T22">Rentabilidad financiera <text:s/>= <text:s/></text:span><text:span text:style-name="T23">Resultado de explotación <text:s/></text:span><text:span text:style-name="T22"><text:s/>x 100</text:span></text:p>
      <text:p text:style-name="P42"><text:s text:c="61"/><text:span text:style-name="T27">Capital social</text:span></text:p>
      <text:p text:style-name="P22"/>
      <text:p text:style-name="P28">Rentabilidad financiera = <text:s/><text:span text:style-name="T25">[</text:span><text:span text:style-name="T3">29.290,80/</text:span><text:span text:style-name="T26">53.700,00</text:span><text:span text:style-name="T7">] </text:span><text:span text:style-name="T6">x 100 = </text:span><text:span text:style-name="T8">54</text:span><text:span text:style-name="T6">,5</text:span><text:span text:style-name="T8">5</text:span><text:span text:style-name="T6"> %</text:span></text:p>
      <text:p text:style-name="P22"/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Cada una de estas supuestos vale 1 punto.</text:p>
      <text:p text:style-name="P13"/>
      <text:p text:style-name="P22">2. La empresa AUSTRALKYTE, S. L., dedicada <text:s/>a la fabricación y venta de cometas, se está planteando la posibilidad de producir por sí misma un determinado modelo de cometa que hasta ahora estaba comprando a su proveedor habitual a un precio de 35 euros la unidad. Los costes fijos que supondrían fabricar dicho tipo de cometa serían 2.500 euros anuales y el coste variable unitario de cada cometa sería de 15 euros. Utilizando el concepto de punto muerto, indica a partir de qué número de cometas comenzará a ser rentable su fabricación.</text:p>
      <text:p text:style-name="P22"/>
      <text:p text:style-name="P48">Q=CF/(P-CV)=2500/(35-15)= 125 cometas</text:p>
      <text:p text:style-name="P48"/>
      <text:p text:style-name="P48">A partir de 125 cometas será rentable su fabricación.</text:p>
      <text:p text:style-name="P22"/>
      <text:p text:style-name="P50">3. Una empresa fabrica <text:s/>teléfonos móviles y desea conocer la cantidad que ha de vender para no perder dinero. Las instalaciones, maquinaria y mobiliario suponen unos costes de 750.000,00 €, y fabricar cada terminal móvil se hace con un coste de 220 euros. Los teléfonos móviles se venden a un precio de 270,00 €. Calcular el umbral de rentabilidad o punto muerto.</text:p>
      <text:p text:style-name="P50"/>
      <text:p text:style-name="P49">Q=CF/(P-CV)=750.000,00/(270-220)= 15.000 teléfonos móviles</text:p>
      <text:p text:style-name="P49"/>
      <text:p text:style-name="P49">El umbral de rentabilidad son 15.000 teléfonos móvi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WW8Num1z0" style:family="text">
      <style:text-properties fo:font-size="11pt" style:font-size-asian="11pt" style:font-size-complex="11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Tipo_20_de_20_letra_20_predefinido_20_do_20_parágrafo" style:display-name="Tipo de letra predefinido do parágrafo" style:family="text"/>
    <style:style style:name="Fuente_20_de_20_párrafo_20_predeter." style:display-name="Fuente de párrafo predeter." style:family="text"/>
    <style:style style:name="st1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f4972d" loext:opacity="100%" style:text-line-through-style="none" style:text-line-through-type="none" style:text-underline-style="none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2.501cm" fo:margin-left="3cm" fo:margin-right="3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CTIVO</dc:title>
    <meta:initial-creator>Usuario</meta:initial-creator>
    <meta:creation-date>2011-04-04T14:18:00</meta:creation-date>
    <dc:date>2022-03-25T19:18:54.180000000</dc:date>
    <meta:editing-cycles>36</meta:editing-cycles>
    <meta:editing-duration>PT4H23M20S</meta:editing-duration>
    <meta:generator>LibreOffice/7.2.2.2$Windows_X86_64 LibreOffice_project/02b2acce88a210515b4a5bb2e46cbfb63fe97d56</meta:generator>
    <meta:document-statistic meta:table-count="1" meta:image-count="0" meta:object-count="0" meta:page-count="3" meta:paragraph-count="108" meta:word-count="558" meta:character-count="4069" meta:non-whitespace-character-count="3304"/>
  </office:meta>
</office:document-meta>
</file>